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09pt"/>
    </style:style>
    <style:style style:name="co3" style:family="table-column">
      <style:table-column-properties fo:break-before="auto" style:column-width="125.94pt"/>
    </style:style>
    <style:style style:name="co4" style:family="table-column">
      <style:table-column-properties fo:break-before="auto" style:column-width="144.6pt"/>
    </style:style>
    <style:style style:name="co5" style:family="table-column">
      <style:table-column-properties fo:break-before="auto" style:column-width="134.84pt"/>
    </style:style>
    <style:style style:name="co6" style:family="table-column">
      <style:table-column-properties fo:break-before="auto" style:column-width="134.05pt"/>
    </style:style>
    <style:style style:name="co7" style:family="table-column">
      <style:table-column-properties fo:break-before="auto" style:column-width="135.69pt"/>
    </style:style>
    <style:style style:name="co8" style:family="table-column">
      <style:table-column-properties fo:break-before="auto" style:column-width="141.36pt"/>
    </style:style>
    <style:style style:name="co9" style:family="table-column">
      <style:table-column-properties fo:break-before="auto" style:column-width="139.75pt"/>
    </style:style>
    <style:style style:name="co10" style:family="table-column">
      <style:table-column-properties fo:break-before="auto" style:column-width="140.54pt"/>
    </style:style>
    <style:style style:name="co11" style:family="table-column">
      <style:table-column-properties fo:break-before="auto" style:column-width="145.45pt"/>
    </style:style>
    <style:style style:name="co12" style:family="table-column">
      <style:table-column-properties fo:break-before="auto" style:column-width="147.86pt"/>
    </style:style>
    <style:style style:name="co13" style:family="table-column">
      <style:table-column-properties fo:break-before="auto" style:column-width="148.71pt"/>
    </style:style>
    <style:style style:name="co14" style:family="table-column">
      <style:table-column-properties fo:break-before="auto" style:column-width="147.06pt"/>
    </style:style>
    <style:style style:name="co15" style:family="table-column">
      <style:table-column-properties fo:break-before="auto" style:column-width="158.46pt"/>
    </style:style>
    <style:style style:name="co16" style:family="table-column">
      <style:table-column-properties fo:break-before="auto" style:column-width="156.81pt"/>
    </style:style>
    <style:style style:name="co17" style:family="table-column">
      <style:table-column-properties fo:break-before="auto" style:column-width="152.76pt"/>
    </style:style>
    <style:style style:name="co18" style:family="table-column">
      <style:table-column-properties fo:break-before="auto" style:column-width="151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#&gt;insertionsort 10 case 1</text:p>
          </table:table-cell>
          <table:table-cell table:style-name="Default" office:value-type="string" calcext:value-type="string">
            <text:p>#&gt;insertionsort 10 case 2</text:p>
          </table:table-cell>
          <table:table-cell table:style-name="Default" office:value-type="string" calcext:value-type="string">
            <text:p>#&gt;insertionsort 10 case 3</text:p>
          </table:table-cell>
          <table:table-cell table:style-name="Default" office:value-type="string" calcext:value-type="string">
            <text:p>#&gt;insertionsort 10 case 4</text:p>
          </table:table-cell>
          <table:table-cell table:style-name="Default" office:value-type="string" calcext:value-type="string">
            <text:p>#&gt;insertionsort 1000 case 1</text:p>
          </table:table-cell>
          <table:table-cell office:value-type="string" calcext:value-type="string">
            <text:p>#&gt;insertionsort 1000 case 2</text:p>
          </table:table-cell>
          <table:table-cell office:value-type="string" calcext:value-type="string">
            <text:p>#&gt;insertionsort 1000 case 3</text:p>
          </table:table-cell>
          <table:table-cell table:style-name="Default" office:value-type="string" calcext:value-type="string">
            <text:p>#&gt;insertionsort 1000 case 4</text:p>
          </table:table-cell>
          <table:table-cell table:style-name="Default" office:value-type="string" calcext:value-type="string">
            <text:p>#&gt;insertionsort 10000 case 1</text:p>
          </table:table-cell>
          <table:table-cell office:value-type="string" calcext:value-type="string">
            <text:p>#&gt;insertionsort 10000 case 2</text:p>
          </table:table-cell>
          <table:table-cell office:value-type="string" calcext:value-type="string">
            <text:p>#&gt;insertionsort 10000 case 3</text:p>
          </table:table-cell>
          <table:table-cell office:value-type="string" calcext:value-type="string">
            <text:p>#&gt;insertionsort 10000 case 4</text:p>
          </table:table-cell>
          <table:table-cell office:value-type="string" calcext:value-type="string">
            <text:p>#&gt;insertionsort 100000 case 1</text:p>
          </table:table-cell>
          <table:table-cell office:value-type="string" calcext:value-type="string">
            <text:p>#&gt;insertionsort 100000 case 2</text:p>
          </table:table-cell>
          <table:table-cell office:value-type="string" calcext:value-type="string">
            <text:p>#&gt;insertionsort 100000 case 3</text:p>
          </table:table-cell>
          <table:table-cell office:value-type="string" calcext:value-type="string">
            <text:p>#&gt;insertionsort 100000 case 4</text:p>
          </table:table-cell>
          <table:table-cell office:value-type="string" calcext:value-type="string">
            <text:p>#&gt;insertionsort 1000000 case 1</text:p>
          </table:table-cell>
          <table:table-cell office:value-type="string" calcext:value-type="string">
            <text:p>#&gt;insertionsort 1000000 case 2</text:p>
          </table:table-cell>
          <table:table-cell office:value-type="string" calcext:value-type="string">
            <text:p>#&gt;insertionsort 1000000 case 3</text:p>
          </table:table-cell>
          <table:table-cell office:value-type="string" calcext:value-type="string">
            <text:p>#&gt;insertionsort 1000000 case 4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15" calcext:value-type="float">
            <text:p>1.50E-05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000095" calcext:value-type="float">
            <text:p>9.5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358" calcext:value-type="float">
            <text:p>0.062358</text:p>
          </table:table-cell>
          <table:table-cell office:value-type="float" office:value="0.125038" calcext:value-type="float">
            <text:p>0.125038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743" calcext:value-type="float">
            <text:p>6.21743</text:p>
          </table:table-cell>
          <table:table-cell office:value-type="float" office:value="12.442" calcext:value-type="float">
            <text:p>12.442</text:p>
          </table:table-cell>
          <table:table-cell office:value-type="float" office:value="0.768609" calcext:value-type="float">
            <text:p>0.768609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8883" calcext:value-type="float">
            <text:p>76.8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4" calcext:value-type="float">
            <text:p>9.4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124585" calcext:value-type="float">
            <text:p>0.124585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3011" calcext:value-type="float">
            <text:p>6.23011</text:p>
          </table:table-cell>
          <table:table-cell office:value-type="float" office:value="12.4369" calcext:value-type="float">
            <text:p>12.4369</text:p>
          </table:table-cell>
          <table:table-cell office:value-type="float" office:value="0.76098" calcext:value-type="float">
            <text:p>0.76098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6018" calcext:value-type="float">
            <text:p>76.6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22" calcext:value-type="float">
            <text:p>2.2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4" calcext:value-type="float">
            <text:p>9.4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884" calcext:value-type="float">
            <text:p>0.061884</text:p>
          </table:table-cell>
          <table:table-cell office:value-type="float" office:value="0.124539" calcext:value-type="float">
            <text:p>0.124539</text:p>
          </table:table-cell>
          <table:table-cell office:value-type="float" office:value="0.007773" calcext:value-type="float">
            <text:p>0.00777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4929" calcext:value-type="float">
            <text:p>6.24929</text:p>
          </table:table-cell>
          <table:table-cell office:value-type="float" office:value="12.4341" calcext:value-type="float">
            <text:p>12.4341</text:p>
          </table:table-cell>
          <table:table-cell office:value-type="float" office:value="0.773622" calcext:value-type="float">
            <text:p>0.773622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5379" calcext:value-type="float">
            <text:p>76.53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77" calcext:value-type="float">
            <text:p>7.70E-05</text:p>
          </table:table-cell>
          <table:table-cell office:value-type="float" office:value="0.000067" calcext:value-type="float">
            <text:p>6.70E-05</text:p>
          </table:table-cell>
          <table:table-cell office:value-type="float" office:value="0.062197" calcext:value-type="float">
            <text:p>0.062197</text:p>
          </table:table-cell>
          <table:table-cell office:value-type="float" office:value="0.124524" calcext:value-type="float">
            <text:p>0.124524</text:p>
          </table:table-cell>
          <table:table-cell office:value-type="float" office:value="0.007824" calcext:value-type="float">
            <text:p>0.00782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265" calcext:value-type="float">
            <text:p>6.22265</text:p>
          </table:table-cell>
          <table:table-cell office:value-type="float" office:value="12.4343" calcext:value-type="float">
            <text:p>12.4343</text:p>
          </table:table-cell>
          <table:table-cell office:value-type="float" office:value="0.766653" calcext:value-type="float">
            <text:p>0.766653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345" calcext:value-type="float">
            <text:p>76.6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1" calcext:value-type="float">
            <text:p>8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174" calcext:value-type="float">
            <text:p>0.062174</text:p>
          </table:table-cell>
          <table:table-cell office:value-type="float" office:value="0.124713" calcext:value-type="float">
            <text:p>0.124713</text:p>
          </table:table-cell>
          <table:table-cell office:value-type="float" office:value="0.008212" calcext:value-type="float">
            <text:p>0.00821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035" calcext:value-type="float">
            <text:p>6.20035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77987" calcext:value-type="float">
            <text:p>0.777987</text:p>
          </table:table-cell>
          <table:table-cell office:value-type="float" office:value="0.00392" calcext:value-type="float">
            <text:p>0.00392</text:p>
          </table:table-cell>
          <table:table-cell table:number-columns-repeated="2"/>
          <table:table-cell office:value-type="float" office:value="76.2023" calcext:value-type="float">
            <text:p>76.20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9" calcext:value-type="float">
            <text:p>9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576" calcext:value-type="float">
            <text:p>0.061576</text:p>
          </table:table-cell>
          <table:table-cell office:value-type="float" office:value="0.12454" calcext:value-type="float">
            <text:p>0.12454</text:p>
          </table:table-cell>
          <table:table-cell office:value-type="float" office:value="0.007877" calcext:value-type="float">
            <text:p>0.007877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17" calcext:value-type="float">
            <text:p>6.2217</text:p>
          </table:table-cell>
          <table:table-cell office:value-type="float" office:value="12.4361" calcext:value-type="float">
            <text:p>12.4361</text:p>
          </table:table-cell>
          <table:table-cell office:value-type="float" office:value="0.765316" calcext:value-type="float">
            <text:p>0.76531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7129" calcext:value-type="float">
            <text:p>76.7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128" calcext:value-type="float">
            <text:p>0.062128</text:p>
          </table:table-cell>
          <table:table-cell office:value-type="float" office:value="0.124458" calcext:value-type="float">
            <text:p>0.124458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3395" calcext:value-type="float">
            <text:p>6.23395</text:p>
          </table:table-cell>
          <table:table-cell office:value-type="float" office:value="12.4333" calcext:value-type="float">
            <text:p>12.4333</text:p>
          </table:table-cell>
          <table:table-cell office:value-type="float" office:value="0.767234" calcext:value-type="float">
            <text:p>0.767234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7152" calcext:value-type="float">
            <text:p>76.71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6" calcext:value-type="float">
            <text:p>1.60E-05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33" calcext:value-type="float">
            <text:p>0.0633</text:p>
          </table:table-cell>
          <table:table-cell office:value-type="float" office:value="0.124466" calcext:value-type="float">
            <text:p>0.124466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19177" calcext:value-type="float">
            <text:p>6.19177</text:p>
          </table:table-cell>
          <table:table-cell office:value-type="float" office:value="12.4334" calcext:value-type="float">
            <text:p>12.4334</text:p>
          </table:table-cell>
          <table:table-cell office:value-type="float" office:value="0.769218" calcext:value-type="float">
            <text:p>0.769218</text:p>
          </table:table-cell>
          <table:table-cell office:value-type="float" office:value="0.003961" calcext:value-type="float">
            <text:p>0.003961</text:p>
          </table:table-cell>
          <table:table-cell table:number-columns-repeated="2"/>
          <table:table-cell office:value-type="float" office:value="76.7453" calcext:value-type="float">
            <text:p>76.74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15" calcext:value-type="float">
            <text:p>1.5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1292" calcext:value-type="float">
            <text:p>0.001292</text:p>
          </table:table-cell>
          <table:table-cell table:style-name="Default" office:value-type="float" office:value="0.000101" calcext:value-type="float">
            <text:p>0.000101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573" calcext:value-type="float">
            <text:p>0.061573</text:p>
          </table:table-cell>
          <table:table-cell office:value-type="float" office:value="0.124507" calcext:value-type="float">
            <text:p>0.124507</text:p>
          </table:table-cell>
          <table:table-cell office:value-type="float" office:value="0.007971" calcext:value-type="float">
            <text:p>0.00797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4671" calcext:value-type="float">
            <text:p>6.24671</text:p>
          </table:table-cell>
          <table:table-cell office:value-type="float" office:value="12.4331" calcext:value-type="float">
            <text:p>12.4331</text:p>
          </table:table-cell>
          <table:table-cell office:value-type="float" office:value="0.767756" calcext:value-type="float">
            <text:p>0.767756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971" calcext:value-type="float">
            <text:p>76.6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272" calcext:value-type="float">
            <text:p>0.061272</text:p>
          </table:table-cell>
          <table:table-cell office:value-type="float" office:value="0.127632" calcext:value-type="float">
            <text:p>0.127632</text:p>
          </table:table-cell>
          <table:table-cell office:value-type="float" office:value="0.007924" calcext:value-type="float">
            <text:p>0.007924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3148" calcext:value-type="float">
            <text:p>6.23148</text:p>
          </table:table-cell>
          <table:table-cell office:value-type="float" office:value="12.4336" calcext:value-type="float">
            <text:p>12.4336</text:p>
          </table:table-cell>
          <table:table-cell office:value-type="float" office:value="0.770618" calcext:value-type="float">
            <text:p>0.770618</text:p>
          </table:table-cell>
          <table:table-cell office:value-type="float" office:value="0.004095" calcext:value-type="float">
            <text:p>0.004095</text:p>
          </table:table-cell>
          <table:table-cell table:number-columns-repeated="2"/>
          <table:table-cell office:value-type="float" office:value="76.645" calcext:value-type="float">
            <text:p>76.6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1" calcext:value-type="float">
            <text:p>9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562" calcext:value-type="float">
            <text:p>0.062562</text:p>
          </table:table-cell>
          <table:table-cell office:value-type="float" office:value="0.124553" calcext:value-type="float">
            <text:p>0.124553</text:p>
          </table:table-cell>
          <table:table-cell office:value-type="float" office:value="0.008045" calcext:value-type="float">
            <text:p>0.00804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497" calcext:value-type="float">
            <text:p>6.23497</text:p>
          </table:table-cell>
          <table:table-cell office:value-type="float" office:value="12.4349" calcext:value-type="float">
            <text:p>12.4349</text:p>
          </table:table-cell>
          <table:table-cell office:value-type="float" office:value="0.76739" calcext:value-type="float">
            <text:p>0.76739</text:p>
          </table:table-cell>
          <table:table-cell office:value-type="float" office:value="0.003889" calcext:value-type="float">
            <text:p>0.003889</text:p>
          </table:table-cell>
          <table:table-cell table:number-columns-repeated="2"/>
          <table:table-cell office:value-type="float" office:value="77.0127" calcext:value-type="float">
            <text:p>77.01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4" calcext:value-type="float">
            <text:p>9.4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21" calcext:value-type="float">
            <text:p>0.06221</text:p>
          </table:table-cell>
          <table:table-cell office:value-type="float" office:value="0.12446" calcext:value-type="float">
            <text:p>0.12446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091" calcext:value-type="float">
            <text:p>6.21091</text:p>
          </table:table-cell>
          <table:table-cell office:value-type="float" office:value="12.4343" calcext:value-type="float">
            <text:p>12.4343</text:p>
          </table:table-cell>
          <table:table-cell office:value-type="float" office:value="0.769014" calcext:value-type="float">
            <text:p>0.769014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76.6064" calcext:value-type="float">
            <text:p>76.6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097" calcext:value-type="float">
            <text:p>9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868" calcext:value-type="float">
            <text:p>0.061868</text:p>
          </table:table-cell>
          <table:table-cell office:value-type="float" office:value="0.124561" calcext:value-type="float">
            <text:p>0.124561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576" calcext:value-type="float">
            <text:p>6.21576</text:p>
          </table:table-cell>
          <table:table-cell office:value-type="float" office:value="12.4335" calcext:value-type="float">
            <text:p>12.4335</text:p>
          </table:table-cell>
          <table:table-cell office:value-type="float" office:value="0.774494" calcext:value-type="float">
            <text:p>0.774494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76.729" calcext:value-type="float">
            <text:p>76.7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527" calcext:value-type="float">
            <text:p>0.062527</text:p>
          </table:table-cell>
          <table:table-cell office:value-type="float" office:value="0.124758" calcext:value-type="float">
            <text:p>0.124758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668" calcext:value-type="float">
            <text:p>6.22668</text:p>
          </table:table-cell>
          <table:table-cell office:value-type="float" office:value="12.4336" calcext:value-type="float">
            <text:p>12.4336</text:p>
          </table:table-cell>
          <table:table-cell office:value-type="float" office:value="0.770112" calcext:value-type="float">
            <text:p>0.770112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111" calcext:value-type="float">
            <text:p>76.6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" calcext:value-type="float">
            <text:p>8.0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536" calcext:value-type="float">
            <text:p>0.062536</text:p>
          </table:table-cell>
          <table:table-cell office:value-type="float" office:value="0.124454" calcext:value-type="float">
            <text:p>0.124454</text:p>
          </table:table-cell>
          <table:table-cell office:value-type="float" office:value="0.007636" calcext:value-type="float">
            <text:p>0.00763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493" calcext:value-type="float">
            <text:p>6.22493</text:p>
          </table:table-cell>
          <table:table-cell office:value-type="float" office:value="12.4339" calcext:value-type="float">
            <text:p>12.4339</text:p>
          </table:table-cell>
          <table:table-cell office:value-type="float" office:value="0.764722" calcext:value-type="float">
            <text:p>0.764722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949" calcext:value-type="float">
            <text:p>76.69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979" calcext:value-type="float">
            <text:p>0.061979</text:p>
          </table:table-cell>
          <table:table-cell office:value-type="float" office:value="0.124459" calcext:value-type="float">
            <text:p>0.124459</text:p>
          </table:table-cell>
          <table:table-cell office:value-type="float" office:value="0.007592" calcext:value-type="float">
            <text:p>0.007592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0649" calcext:value-type="float">
            <text:p>6.20649</text:p>
          </table:table-cell>
          <table:table-cell office:value-type="float" office:value="12.4355" calcext:value-type="float">
            <text:p>12.4355</text:p>
          </table:table-cell>
          <table:table-cell office:value-type="float" office:value="0.763792" calcext:value-type="float">
            <text:p>0.763792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984" calcext:value-type="float">
            <text:p>76.69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000086" calcext:value-type="float">
            <text:p>8.6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785" calcext:value-type="float">
            <text:p>0.061785</text:p>
          </table:table-cell>
          <table:table-cell office:value-type="float" office:value="0.124469" calcext:value-type="float">
            <text:p>0.124469</text:p>
          </table:table-cell>
          <table:table-cell office:value-type="float" office:value="0.007748" calcext:value-type="float">
            <text:p>0.00774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999" calcext:value-type="float">
            <text:p>6.20999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0.774096" calcext:value-type="float">
            <text:p>0.77409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6376" calcext:value-type="float">
            <text:p>76.63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096" calcext:value-type="float">
            <text:p>9.60E-05</text:p>
          </table:table-cell>
          <table:table-cell office:value-type="float" office:value="0.000041" calcext:value-type="float">
            <text:p>4.10E-05</text:p>
          </table:table-cell>
          <table:table-cell office:value-type="float" office:value="0.061447" calcext:value-type="float">
            <text:p>0.061447</text:p>
          </table:table-cell>
          <table:table-cell office:value-type="float" office:value="0.124509" calcext:value-type="float">
            <text:p>0.124509</text:p>
          </table:table-cell>
          <table:table-cell office:value-type="float" office:value="0.007801" calcext:value-type="float">
            <text:p>0.00780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676" calcext:value-type="float">
            <text:p>6.21676</text:p>
          </table:table-cell>
          <table:table-cell office:value-type="float" office:value="12.4335" calcext:value-type="float">
            <text:p>12.4335</text:p>
          </table:table-cell>
          <table:table-cell office:value-type="float" office:value="0.758286" calcext:value-type="float">
            <text:p>0.75828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8547" calcext:value-type="float">
            <text:p>76.85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4" calcext:value-type="float">
            <text:p>1.40E-05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8" calcext:value-type="float">
            <text:p>8.8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5306" calcext:value-type="float">
            <text:p>0.065306</text:p>
          </table:table-cell>
          <table:table-cell office:value-type="float" office:value="0.124471" calcext:value-type="float">
            <text:p>0.124471</text:p>
          </table:table-cell>
          <table:table-cell office:value-type="float" office:value="0.007672" calcext:value-type="float">
            <text:p>0.00767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451" calcext:value-type="float">
            <text:p>6.21451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62539" calcext:value-type="float">
            <text:p>0.762539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7738" calcext:value-type="float">
            <text:p>76.77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252" calcext:value-type="float">
            <text:p>0.062252</text:p>
          </table:table-cell>
          <table:table-cell office:value-type="float" office:value="0.124462" calcext:value-type="float">
            <text:p>0.124462</text:p>
          </table:table-cell>
          <table:table-cell office:value-type="float" office:value="0.007834" calcext:value-type="float">
            <text:p>0.00783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136" calcext:value-type="float">
            <text:p>6.21136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0.768822" calcext:value-type="float">
            <text:p>0.768822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8431" calcext:value-type="float">
            <text:p>76.84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669" calcext:value-type="float">
            <text:p>0.062669</text:p>
          </table:table-cell>
          <table:table-cell office:value-type="float" office:value="0.124482" calcext:value-type="float">
            <text:p>0.124482</text:p>
          </table:table-cell>
          <table:table-cell office:value-type="float" office:value="0.007842" calcext:value-type="float">
            <text:p>0.00784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629" calcext:value-type="float">
            <text:p>6.21629</text:p>
          </table:table-cell>
          <table:table-cell office:value-type="float" office:value="12.4351" calcext:value-type="float">
            <text:p>12.4351</text:p>
          </table:table-cell>
          <table:table-cell office:value-type="float" office:value="0.76856" calcext:value-type="float">
            <text:p>0.76856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519" calcext:value-type="float">
            <text:p>76.5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384" calcext:value-type="float">
            <text:p>0.062384</text:p>
          </table:table-cell>
          <table:table-cell office:value-type="float" office:value="0.124464" calcext:value-type="float">
            <text:p>0.124464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1935" calcext:value-type="float">
            <text:p>6.21935</text:p>
          </table:table-cell>
          <table:table-cell office:value-type="float" office:value="12.4334" calcext:value-type="float">
            <text:p>12.4334</text:p>
          </table:table-cell>
          <table:table-cell office:value-type="float" office:value="0.757554" calcext:value-type="float">
            <text:p>0.757554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7.0636" calcext:value-type="float">
            <text:p>77.0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3" calcext:value-type="float">
            <text:p>9.3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521" calcext:value-type="float">
            <text:p>0.062521</text:p>
          </table:table-cell>
          <table:table-cell office:value-type="float" office:value="0.124486" calcext:value-type="float">
            <text:p>0.124486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227" calcext:value-type="float">
            <text:p>6.20227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0.772289" calcext:value-type="float">
            <text:p>0.772289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7.0052" calcext:value-type="float">
            <text:p>77.0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4" calcext:value-type="float">
            <text:p>8.4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261" calcext:value-type="float">
            <text:p>0.062261</text:p>
          </table:table-cell>
          <table:table-cell office:value-type="float" office:value="0.124455" calcext:value-type="float">
            <text:p>0.124455</text:p>
          </table:table-cell>
          <table:table-cell office:value-type="float" office:value="0.008091" calcext:value-type="float">
            <text:p>0.00809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503" calcext:value-type="float">
            <text:p>6.21503</text:p>
          </table:table-cell>
          <table:table-cell office:value-type="float" office:value="12.4353" calcext:value-type="float">
            <text:p>12.4353</text:p>
          </table:table-cell>
          <table:table-cell office:value-type="float" office:value="0.767808" calcext:value-type="float">
            <text:p>0.767808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6716" calcext:value-type="float">
            <text:p>76.67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79" calcext:value-type="float">
            <text:p>7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856" calcext:value-type="float">
            <text:p>0.061856</text:p>
          </table:table-cell>
          <table:table-cell office:value-type="float" office:value="0.124505" calcext:value-type="float">
            <text:p>0.124505</text:p>
          </table:table-cell>
          <table:table-cell office:value-type="float" office:value="0.007635" calcext:value-type="float">
            <text:p>0.00763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26" calcext:value-type="float">
            <text:p>6.2126</text:p>
          </table:table-cell>
          <table:table-cell office:value-type="float" office:value="12.4335" calcext:value-type="float">
            <text:p>12.4335</text:p>
          </table:table-cell>
          <table:table-cell office:value-type="float" office:value="0.775714" calcext:value-type="float">
            <text:p>0.775714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7.022" calcext:value-type="float">
            <text:p>77.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2" calcext:value-type="float">
            <text:p>8.2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556" calcext:value-type="float">
            <text:p>0.062556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3033" calcext:value-type="float">
            <text:p>6.23033</text:p>
          </table:table-cell>
          <table:table-cell office:value-type="float" office:value="12.4356" calcext:value-type="float">
            <text:p>12.4356</text:p>
          </table:table-cell>
          <table:table-cell office:value-type="float" office:value="0.760087" calcext:value-type="float">
            <text:p>0.760087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793" calcext:value-type="float">
            <text:p>76.7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3476" calcext:value-type="float">
            <text:p>0.063476</text:p>
          </table:table-cell>
          <table:table-cell office:value-type="float" office:value="0.12447" calcext:value-type="float">
            <text:p>0.12447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493" calcext:value-type="float">
            <text:p>6.22493</text:p>
          </table:table-cell>
          <table:table-cell office:value-type="float" office:value="12.4336" calcext:value-type="float">
            <text:p>12.4336</text:p>
          </table:table-cell>
          <table:table-cell office:value-type="float" office:value="0.770077" calcext:value-type="float">
            <text:p>0.770077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9004" calcext:value-type="float">
            <text:p>76.90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1351" calcext:value-type="float">
            <text:p>0.001351</text:p>
          </table:table-cell>
          <table:table-cell table:style-name="Default" office:value-type="float" office:value="0.000106" calcext:value-type="float">
            <text:p>0.000106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708" calcext:value-type="float">
            <text:p>0.062708</text:p>
          </table:table-cell>
          <table:table-cell office:value-type="float" office:value="0.124515" calcext:value-type="float">
            <text:p>0.124515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582" calcext:value-type="float">
            <text:p>6.21582</text:p>
          </table:table-cell>
          <table:table-cell office:value-type="float" office:value="12.4331" calcext:value-type="float">
            <text:p>12.4331</text:p>
          </table:table-cell>
          <table:table-cell office:value-type="float" office:value="0.769377" calcext:value-type="float">
            <text:p>0.769377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7414" calcext:value-type="float">
            <text:p>76.74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294" calcext:value-type="float">
            <text:p>0.001294</text:p>
          </table:table-cell>
          <table:table-cell table:style-name="Default" office:value-type="float" office:value="0.000103" calcext:value-type="float">
            <text:p>0.000103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107" calcext:value-type="float">
            <text:p>0.062107</text:p>
          </table:table-cell>
          <table:table-cell office:value-type="float" office:value="0.124458" calcext:value-type="float">
            <text:p>0.124458</text:p>
          </table:table-cell>
          <table:table-cell office:value-type="float" office:value="0.007849" calcext:value-type="float">
            <text:p>0.007849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2586" calcext:value-type="float">
            <text:p>6.22586</text:p>
          </table:table-cell>
          <table:table-cell office:value-type="float" office:value="12.4347" calcext:value-type="float">
            <text:p>12.4347</text:p>
          </table:table-cell>
          <table:table-cell office:value-type="float" office:value="0.772448" calcext:value-type="float">
            <text:p>0.77244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672" calcext:value-type="float">
            <text:p>76.6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1" calcext:value-type="float">
            <text:p>9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349" calcext:value-type="float">
            <text:p>0.061349</text:p>
          </table:table-cell>
          <table:table-cell office:value-type="float" office:value="0.124482" calcext:value-type="float">
            <text:p>0.124482</text:p>
          </table:table-cell>
          <table:table-cell office:value-type="float" office:value="0.007474" calcext:value-type="float">
            <text:p>0.00747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87" calcext:value-type="float">
            <text:p>6.2187</text:p>
          </table:table-cell>
          <table:table-cell office:value-type="float" office:value="12.4348" calcext:value-type="float">
            <text:p>12.4348</text:p>
          </table:table-cell>
          <table:table-cell office:value-type="float" office:value="0.76966" calcext:value-type="float">
            <text:p>0.7696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7395" calcext:value-type="float">
            <text:p>76.73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329" calcext:value-type="float">
            <text:p>0.062329</text:p>
          </table:table-cell>
          <table:table-cell office:value-type="float" office:value="0.124466" calcext:value-type="float">
            <text:p>0.124466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2905" calcext:value-type="float">
            <text:p>6.22905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0.769098" calcext:value-type="float">
            <text:p>0.76909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5518" calcext:value-type="float">
            <text:p>76.55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091" calcext:value-type="float">
            <text:p>9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634" calcext:value-type="float">
            <text:p>0.062634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08178" calcext:value-type="float">
            <text:p>0.00817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084" calcext:value-type="float">
            <text:p>6.22084</text:p>
          </table:table-cell>
          <table:table-cell office:value-type="float" office:value="12.433" calcext:value-type="float">
            <text:p>12.433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922" calcext:value-type="float">
            <text:p>76.9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3" calcext:value-type="float">
            <text:p>8.3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972" calcext:value-type="float">
            <text:p>0.061972</text:p>
          </table:table-cell>
          <table:table-cell office:value-type="float" office:value="0.12446" calcext:value-type="float">
            <text:p>0.12446</text:p>
          </table:table-cell>
          <table:table-cell office:value-type="float" office:value="0.007914" calcext:value-type="float">
            <text:p>0.00791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368" calcext:value-type="float">
            <text:p>6.21368</text:p>
          </table:table-cell>
          <table:table-cell office:value-type="float" office:value="12.4333" calcext:value-type="float">
            <text:p>12.4333</text:p>
          </table:table-cell>
          <table:table-cell office:value-type="float" office:value="0.761688" calcext:value-type="float">
            <text:p>0.76168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5785" calcext:value-type="float">
            <text:p>76.57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4" calcext:value-type="float">
            <text:p>9.4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398" calcext:value-type="float">
            <text:p>0.062398</text:p>
          </table:table-cell>
          <table:table-cell office:value-type="float" office:value="0.12449" calcext:value-type="float">
            <text:p>0.12449</text:p>
          </table:table-cell>
          <table:table-cell office:value-type="float" office:value="0.007877" calcext:value-type="float">
            <text:p>0.007877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56" calcext:value-type="float">
            <text:p>6.256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71562" calcext:value-type="float">
            <text:p>0.771562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9338" calcext:value-type="float">
            <text:p>76.93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116" calcext:value-type="float">
            <text:p>0.062116</text:p>
          </table:table-cell>
          <table:table-cell office:value-type="float" office:value="0.124469" calcext:value-type="float">
            <text:p>0.124469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4415" calcext:value-type="float">
            <text:p>6.24415</text:p>
          </table:table-cell>
          <table:table-cell office:value-type="float" office:value="12.4353" calcext:value-type="float">
            <text:p>12.4353</text:p>
          </table:table-cell>
          <table:table-cell office:value-type="float" office:value="0.772313" calcext:value-type="float">
            <text:p>0.772313</text:p>
          </table:table-cell>
          <table:table-cell office:value-type="float" office:value="0.003887" calcext:value-type="float">
            <text:p>0.003887</text:p>
          </table:table-cell>
          <table:table-cell table:number-columns-repeated="2"/>
          <table:table-cell office:value-type="float" office:value="76.4526" calcext:value-type="float">
            <text:p>76.45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1658" calcext:value-type="float">
            <text:p>0.061658</text:p>
          </table:table-cell>
          <table:table-cell office:value-type="float" office:value="0.124484" calcext:value-type="float">
            <text:p>0.124484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848" calcext:value-type="float">
            <text:p>6.20848</text:p>
          </table:table-cell>
          <table:table-cell office:value-type="float" office:value="12.4352" calcext:value-type="float">
            <text:p>12.4352</text:p>
          </table:table-cell>
          <table:table-cell office:value-type="float" office:value="0.774405" calcext:value-type="float">
            <text:p>0.774405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7975" calcext:value-type="float">
            <text:p>76.79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1292" calcext:value-type="float">
            <text:p>0.001292</text:p>
          </table:table-cell>
          <table:table-cell table:style-name="Default" office:value-type="float" office:value="0.000107" calcext:value-type="float">
            <text:p>0.000107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165" calcext:value-type="float">
            <text:p>0.062165</text:p>
          </table:table-cell>
          <table:table-cell office:value-type="float" office:value="0.124458" calcext:value-type="float">
            <text:p>0.124458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721" calcext:value-type="float">
            <text:p>6.23721</text:p>
          </table:table-cell>
          <table:table-cell office:value-type="float" office:value="12.4331" calcext:value-type="float">
            <text:p>12.4331</text:p>
          </table:table-cell>
          <table:table-cell office:value-type="float" office:value="0.764968" calcext:value-type="float">
            <text:p>0.764968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805" calcext:value-type="float">
            <text:p>76.8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088" calcext:value-type="float">
            <text:p>8.8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169" calcext:value-type="float">
            <text:p>0.062169</text:p>
          </table:table-cell>
          <table:table-cell office:value-type="float" office:value="0.124477" calcext:value-type="float">
            <text:p>0.124477</text:p>
          </table:table-cell>
          <table:table-cell office:value-type="float" office:value="0.007909" calcext:value-type="float">
            <text:p>0.00790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407" calcext:value-type="float">
            <text:p>6.20407</text:p>
          </table:table-cell>
          <table:table-cell office:value-type="float" office:value="12.4335" calcext:value-type="float">
            <text:p>12.4335</text:p>
          </table:table-cell>
          <table:table-cell office:value-type="float" office:value="0.766112" calcext:value-type="float">
            <text:p>0.766112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76.7957" calcext:value-type="float">
            <text:p>76.79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1675" calcext:value-type="float">
            <text:p>0.061675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007818" calcext:value-type="float">
            <text:p>0.00781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53" calcext:value-type="float">
            <text:p>6.253</text:p>
          </table:table-cell>
          <table:table-cell office:value-type="float" office:value="12.4356" calcext:value-type="float">
            <text:p>12.4356</text:p>
          </table:table-cell>
          <table:table-cell office:value-type="float" office:value="0.771317" calcext:value-type="float">
            <text:p>0.771317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7653" calcext:value-type="float">
            <text:p>76.76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1367" calcext:value-type="float">
            <text:p>0.001367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325" calcext:value-type="float">
            <text:p>0.062325</text:p>
          </table:table-cell>
          <table:table-cell office:value-type="float" office:value="0.124461" calcext:value-type="float">
            <text:p>0.124461</text:p>
          </table:table-cell>
          <table:table-cell office:value-type="float" office:value="0.008056" calcext:value-type="float">
            <text:p>0.008056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1814" calcext:value-type="float">
            <text:p>6.21814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0.749015" calcext:value-type="float">
            <text:p>0.749015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5941" calcext:value-type="float">
            <text:p>76.59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5" calcext:value-type="float">
            <text:p>9.5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24" calcext:value-type="float">
            <text:p>0.06224</text:p>
          </table:table-cell>
          <table:table-cell office:value-type="float" office:value="0.124465" calcext:value-type="float">
            <text:p>0.124465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4194" calcext:value-type="float">
            <text:p>6.24194</text:p>
          </table:table-cell>
          <table:table-cell office:value-type="float" office:value="12.4342" calcext:value-type="float">
            <text:p>12.4342</text:p>
          </table:table-cell>
          <table:table-cell office:value-type="float" office:value="0.762277" calcext:value-type="float">
            <text:p>0.762277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4094" calcext:value-type="float">
            <text:p>76.40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293" calcext:value-type="float">
            <text:p>0.001293</text:p>
          </table:table-cell>
          <table:table-cell table:style-name="Default" office:value-type="float" office:value="0.000103" calcext:value-type="float">
            <text:p>0.000103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372" calcext:value-type="float">
            <text:p>0.061372</text:p>
          </table:table-cell>
          <table:table-cell office:value-type="float" office:value="0.124792" calcext:value-type="float">
            <text:p>0.124792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1948" calcext:value-type="float">
            <text:p>6.21948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59675" calcext:value-type="float">
            <text:p>0.759675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9389" calcext:value-type="float">
            <text:p>76.93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066" calcext:value-type="float">
            <text:p>0.062066</text:p>
          </table:table-cell>
          <table:table-cell office:value-type="float" office:value="0.12451" calcext:value-type="float">
            <text:p>0.12451</text:p>
          </table:table-cell>
          <table:table-cell office:value-type="float" office:value="0.00771" calcext:value-type="float">
            <text:p>0.00771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19383" calcext:value-type="float">
            <text:p>6.19383</text:p>
          </table:table-cell>
          <table:table-cell office:value-type="float" office:value="12.4334" calcext:value-type="float">
            <text:p>12.4334</text:p>
          </table:table-cell>
          <table:table-cell office:value-type="float" office:value="0.768956" calcext:value-type="float">
            <text:p>0.76895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6463" calcext:value-type="float">
            <text:p>76.64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378" calcext:value-type="float">
            <text:p>0.061378</text:p>
          </table:table-cell>
          <table:table-cell office:value-type="float" office:value="0.124456" calcext:value-type="float">
            <text:p>0.124456</text:p>
          </table:table-cell>
          <table:table-cell office:value-type="float" office:value="0.007934" calcext:value-type="float">
            <text:p>0.007934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19814" calcext:value-type="float">
            <text:p>6.19814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70939" calcext:value-type="float">
            <text:p>0.770939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665" calcext:value-type="float">
            <text:p>76.6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1" calcext:value-type="float">
            <text:p>8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024" calcext:value-type="float">
            <text:p>0.062024</text:p>
          </table:table-cell>
          <table:table-cell office:value-type="float" office:value="0.124465" calcext:value-type="float">
            <text:p>0.124465</text:p>
          </table:table-cell>
          <table:table-cell office:value-type="float" office:value="0.007554" calcext:value-type="float">
            <text:p>0.007554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2093" calcext:value-type="float">
            <text:p>6.22093</text:p>
          </table:table-cell>
          <table:table-cell office:value-type="float" office:value="12.4385" calcext:value-type="float">
            <text:p>12.4385</text:p>
          </table:table-cell>
          <table:table-cell office:value-type="float" office:value="0.773898" calcext:value-type="float">
            <text:p>0.77389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9788" calcext:value-type="float">
            <text:p>76.97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1743" calcext:value-type="float">
            <text:p>0.061743</text:p>
          </table:table-cell>
          <table:table-cell office:value-type="float" office:value="0.124481" calcext:value-type="float">
            <text:p>0.124481</text:p>
          </table:table-cell>
          <table:table-cell office:value-type="float" office:value="0.008133" calcext:value-type="float">
            <text:p>0.008133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6.20585" calcext:value-type="float">
            <text:p>6.20585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66602" calcext:value-type="float">
            <text:p>0.766602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9499" calcext:value-type="float">
            <text:p>76.94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15" calcext:value-type="float">
            <text:p>0.06215</text:p>
          </table:table-cell>
          <table:table-cell office:value-type="float" office:value="0.124462" calcext:value-type="float">
            <text:p>0.124462</text:p>
          </table:table-cell>
          <table:table-cell office:value-type="float" office:value="0.007587" calcext:value-type="float">
            <text:p>0.007587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102" calcext:value-type="float">
            <text:p>6.21102</text:p>
          </table:table-cell>
          <table:table-cell office:value-type="float" office:value="12.434" calcext:value-type="float">
            <text:p>12.434</text:p>
          </table:table-cell>
          <table:table-cell office:value-type="float" office:value="0.761" calcext:value-type="float">
            <text:p>0.761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1723" calcext:value-type="float">
            <text:p>76.17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8" calcext:value-type="float">
            <text:p>8.8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018" calcext:value-type="float">
            <text:p>0.062018</text:p>
          </table:table-cell>
          <table:table-cell office:value-type="float" office:value="0.124463" calcext:value-type="float">
            <text:p>0.124463</text:p>
          </table:table-cell>
          <table:table-cell office:value-type="float" office:value="0.008098" calcext:value-type="float">
            <text:p>0.008098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2321" calcext:value-type="float">
            <text:p>6.22321</text:p>
          </table:table-cell>
          <table:table-cell office:value-type="float" office:value="12.434" calcext:value-type="float">
            <text:p>12.434</text:p>
          </table:table-cell>
          <table:table-cell office:value-type="float" office:value="0.761206" calcext:value-type="float">
            <text:p>0.76120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6921" calcext:value-type="float">
            <text:p>76.69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6" calcext:value-type="float">
            <text:p>8.6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695" calcext:value-type="float">
            <text:p>0.061695</text:p>
          </table:table-cell>
          <table:table-cell office:value-type="float" office:value="0.124451" calcext:value-type="float">
            <text:p>0.124451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19953" calcext:value-type="float">
            <text:p>6.19953</text:p>
          </table:table-cell>
          <table:table-cell office:value-type="float" office:value="12.4339" calcext:value-type="float">
            <text:p>12.4339</text:p>
          </table:table-cell>
          <table:table-cell office:value-type="float" office:value="0.772431" calcext:value-type="float">
            <text:p>0.772431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9423" calcext:value-type="float">
            <text:p>76.94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354" calcext:value-type="float">
            <text:p>0.062354</text:p>
          </table:table-cell>
          <table:table-cell office:value-type="float" office:value="0.124601" calcext:value-type="float">
            <text:p>0.124601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363" calcext:value-type="float">
            <text:p>6.21363</text:p>
          </table:table-cell>
          <table:table-cell office:value-type="float" office:value="12.4369" calcext:value-type="float">
            <text:p>12.4369</text:p>
          </table:table-cell>
          <table:table-cell office:value-type="float" office:value="0.763374" calcext:value-type="float">
            <text:p>0.763374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419" calcext:value-type="float">
            <text:p>76.64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1364" calcext:value-type="float">
            <text:p>0.001364</text:p>
          </table:table-cell>
          <table:table-cell table:style-name="Default" office:value-type="float" office:value="0.000101" calcext:value-type="float">
            <text:p>0.000101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637" calcext:value-type="float">
            <text:p>0.061637</text:p>
          </table:table-cell>
          <table:table-cell office:value-type="float" office:value="0.124463" calcext:value-type="float">
            <text:p>0.124463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859" calcext:value-type="float">
            <text:p>6.21859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0.775064" calcext:value-type="float">
            <text:p>0.775064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7.2623" calcext:value-type="float">
            <text:p>77.26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1" calcext:value-type="float">
            <text:p>8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88" calcext:value-type="float">
            <text:p>0.06188</text:p>
          </table:table-cell>
          <table:table-cell office:value-type="float" office:value="0.124462" calcext:value-type="float">
            <text:p>0.124462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4247" calcext:value-type="float">
            <text:p>6.24247</text:p>
          </table:table-cell>
          <table:table-cell office:value-type="float" office:value="12.434" calcext:value-type="float">
            <text:p>12.434</text:p>
          </table:table-cell>
          <table:table-cell office:value-type="float" office:value="0.768969" calcext:value-type="float">
            <text:p>0.768969</text:p>
          </table:table-cell>
          <table:table-cell office:value-type="float" office:value="0.003895" calcext:value-type="float">
            <text:p>0.003895</text:p>
          </table:table-cell>
          <table:table-cell table:number-columns-repeated="2"/>
          <table:table-cell office:value-type="float" office:value="76.6179" calcext:value-type="float">
            <text:p>76.61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79" calcext:value-type="float">
            <text:p>7.9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1417" calcext:value-type="float">
            <text:p>0.061417</text:p>
          </table:table-cell>
          <table:table-cell office:value-type="float" office:value="0.124462" calcext:value-type="float">
            <text:p>0.124462</text:p>
          </table:table-cell>
          <table:table-cell office:value-type="float" office:value="0.007999" calcext:value-type="float">
            <text:p>0.007999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3059" calcext:value-type="float">
            <text:p>6.23059</text:p>
          </table:table-cell>
          <table:table-cell office:value-type="float" office:value="12.4343" calcext:value-type="float">
            <text:p>12.4343</text:p>
          </table:table-cell>
          <table:table-cell office:value-type="float" office:value="0.77951" calcext:value-type="float">
            <text:p>0.77951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8229" calcext:value-type="float">
            <text:p>76.82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1" calcext:value-type="float">
            <text:p>0.000631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132" calcext:value-type="float">
            <text:p>0.062132</text:p>
          </table:table-cell>
          <table:table-cell office:value-type="float" office:value="0.124481" calcext:value-type="float">
            <text:p>0.124481</text:p>
          </table:table-cell>
          <table:table-cell office:value-type="float" office:value="0.007818" calcext:value-type="float">
            <text:p>0.00781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786" calcext:value-type="float">
            <text:p>6.23786</text:p>
          </table:table-cell>
          <table:table-cell office:value-type="float" office:value="12.435" calcext:value-type="float">
            <text:p>12.435</text:p>
          </table:table-cell>
          <table:table-cell office:value-type="float" office:value="0.76894" calcext:value-type="float">
            <text:p>0.76894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579" calcext:value-type="float">
            <text:p>76.65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8" calcext:value-type="float">
            <text:p>8.8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594" calcext:value-type="float">
            <text:p>0.062594</text:p>
          </table:table-cell>
          <table:table-cell office:value-type="float" office:value="0.124493" calcext:value-type="float">
            <text:p>0.124493</text:p>
          </table:table-cell>
          <table:table-cell office:value-type="float" office:value="0.007844" calcext:value-type="float">
            <text:p>0.007844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6.24194" calcext:value-type="float">
            <text:p>6.24194</text:p>
          </table:table-cell>
          <table:table-cell office:value-type="float" office:value="12.4352" calcext:value-type="float">
            <text:p>12.4352</text:p>
          </table:table-cell>
          <table:table-cell office:value-type="float" office:value="0.774027" calcext:value-type="float">
            <text:p>0.774027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6903" calcext:value-type="float">
            <text:p>76.69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458" calcext:value-type="float">
            <text:p>0.062458</text:p>
          </table:table-cell>
          <table:table-cell office:value-type="float" office:value="0.124458" calcext:value-type="float">
            <text:p>0.124458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0255" calcext:value-type="float">
            <text:p>6.20255</text:p>
          </table:table-cell>
          <table:table-cell office:value-type="float" office:value="12.4339" calcext:value-type="float">
            <text:p>12.4339</text:p>
          </table:table-cell>
          <table:table-cell office:value-type="float" office:value="0.770942" calcext:value-type="float">
            <text:p>0.770942</text:p>
          </table:table-cell>
          <table:table-cell office:value-type="float" office:value="0.003889" calcext:value-type="float">
            <text:p>0.003889</text:p>
          </table:table-cell>
          <table:table-cell table:number-columns-repeated="2"/>
          <table:table-cell office:value-type="float" office:value="76.8831" calcext:value-type="float">
            <text:p>76.88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71" calcext:value-type="float">
            <text:p>0.06271</text:p>
          </table:table-cell>
          <table:table-cell office:value-type="float" office:value="0.124456" calcext:value-type="float">
            <text:p>0.124456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937" calcext:value-type="float">
            <text:p>6.22937</text:p>
          </table:table-cell>
          <table:table-cell office:value-type="float" office:value="12.4342" calcext:value-type="float">
            <text:p>12.4342</text:p>
          </table:table-cell>
          <table:table-cell office:value-type="float" office:value="0.768225" calcext:value-type="float">
            <text:p>0.768225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76.5451" calcext:value-type="float">
            <text:p>76.54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1" calcext:value-type="float">
            <text:p>9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388" calcext:value-type="float">
            <text:p>0.062388</text:p>
          </table:table-cell>
          <table:table-cell office:value-type="float" office:value="0.124456" calcext:value-type="float">
            <text:p>0.124456</text:p>
          </table:table-cell>
          <table:table-cell office:value-type="float" office:value="0.007913" calcext:value-type="float">
            <text:p>0.007913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474" calcext:value-type="float">
            <text:p>6.20474</text:p>
          </table:table-cell>
          <table:table-cell office:value-type="float" office:value="12.434" calcext:value-type="float">
            <text:p>12.434</text:p>
          </table:table-cell>
          <table:table-cell office:value-type="float" office:value="0.772521" calcext:value-type="float">
            <text:p>0.772521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8495" calcext:value-type="float">
            <text:p>76.84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191" calcext:value-type="float">
            <text:p>0.062191</text:p>
          </table:table-cell>
          <table:table-cell office:value-type="float" office:value="0.124521" calcext:value-type="float">
            <text:p>0.124521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128" calcext:value-type="float">
            <text:p>6.23128</text:p>
          </table:table-cell>
          <table:table-cell office:value-type="float" office:value="12.4352" calcext:value-type="float">
            <text:p>12.4352</text:p>
          </table:table-cell>
          <table:table-cell office:value-type="float" office:value="0.770173" calcext:value-type="float">
            <text:p>0.770173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9613" calcext:value-type="float">
            <text:p>76.9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918" calcext:value-type="float">
            <text:p>0.061918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08072" calcext:value-type="float">
            <text:p>0.00807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267" calcext:value-type="float">
            <text:p>6.22267</text:p>
          </table:table-cell>
          <table:table-cell office:value-type="float" office:value="12.4336" calcext:value-type="float">
            <text:p>12.4336</text:p>
          </table:table-cell>
          <table:table-cell office:value-type="float" office:value="0.766638" calcext:value-type="float">
            <text:p>0.76663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9953" calcext:value-type="float">
            <text:p>76.99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4" calcext:value-type="float">
            <text:p>8.4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705" calcext:value-type="float">
            <text:p>0.062705</text:p>
          </table:table-cell>
          <table:table-cell office:value-type="float" office:value="0.124463" calcext:value-type="float">
            <text:p>0.124463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032" calcext:value-type="float">
            <text:p>6.23032</text:p>
          </table:table-cell>
          <table:table-cell office:value-type="float" office:value="12.4345" calcext:value-type="float">
            <text:p>12.4345</text:p>
          </table:table-cell>
          <table:table-cell office:value-type="float" office:value="0.767013" calcext:value-type="float">
            <text:p>0.767013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6045" calcext:value-type="float">
            <text:p>76.60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995" calcext:value-type="float">
            <text:p>0.061995</text:p>
          </table:table-cell>
          <table:table-cell office:value-type="float" office:value="0.124566" calcext:value-type="float">
            <text:p>0.124566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505" calcext:value-type="float">
            <text:p>6.22505</text:p>
          </table:table-cell>
          <table:table-cell office:value-type="float" office:value="12.4336" calcext:value-type="float">
            <text:p>12.4336</text:p>
          </table:table-cell>
          <table:table-cell office:value-type="float" office:value="0.76732" calcext:value-type="float">
            <text:p>0.76732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7.1436" calcext:value-type="float">
            <text:p>77.14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078" calcext:value-type="float">
            <text:p>7.8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037" calcext:value-type="float">
            <text:p>0.062037</text:p>
          </table:table-cell>
          <table:table-cell office:value-type="float" office:value="0.124459" calcext:value-type="float">
            <text:p>0.124459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261" calcext:value-type="float">
            <text:p>6.23261</text:p>
          </table:table-cell>
          <table:table-cell office:value-type="float" office:value="12.4341" calcext:value-type="float">
            <text:p>12.4341</text:p>
          </table:table-cell>
          <table:table-cell office:value-type="float" office:value="0.756843" calcext:value-type="float">
            <text:p>0.756843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8407" calcext:value-type="float">
            <text:p>76.84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1292" calcext:value-type="float">
            <text:p>0.001292</text:p>
          </table:table-cell>
          <table:table-cell table:style-name="Default" office:value-type="float" office:value="0.000102" calcext:value-type="float">
            <text:p>0.000102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455" calcext:value-type="float">
            <text:p>0.062455</text:p>
          </table:table-cell>
          <table:table-cell office:value-type="float" office:value="0.124465" calcext:value-type="float">
            <text:p>0.124465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3103" calcext:value-type="float">
            <text:p>6.23103</text:p>
          </table:table-cell>
          <table:table-cell office:value-type="float" office:value="12.4351" calcext:value-type="float">
            <text:p>12.4351</text:p>
          </table:table-cell>
          <table:table-cell office:value-type="float" office:value="0.760569" calcext:value-type="float">
            <text:p>0.760569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7.0997" calcext:value-type="float">
            <text:p>77.09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1293" calcext:value-type="float">
            <text:p>0.001293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071" calcext:value-type="float">
            <text:p>0.062071</text:p>
          </table:table-cell>
          <table:table-cell office:value-type="float" office:value="0.124485" calcext:value-type="float">
            <text:p>0.124485</text:p>
          </table:table-cell>
          <table:table-cell office:value-type="float" office:value="0.007984" calcext:value-type="float">
            <text:p>0.00798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947" calcext:value-type="float">
            <text:p>6.23947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75247" calcext:value-type="float">
            <text:p>0.775247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47" calcext:value-type="float">
            <text:p>76.6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" calcext:value-type="float">
            <text:p>8.0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829" calcext:value-type="float">
            <text:p>0.061829</text:p>
          </table:table-cell>
          <table:table-cell office:value-type="float" office:value="0.124522" calcext:value-type="float">
            <text:p>0.124522</text:p>
          </table:table-cell>
          <table:table-cell office:value-type="float" office:value="0.007942" calcext:value-type="float">
            <text:p>0.00794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959" calcext:value-type="float">
            <text:p>6.21959</text:p>
          </table:table-cell>
          <table:table-cell office:value-type="float" office:value="12.4345" calcext:value-type="float">
            <text:p>12.4345</text:p>
          </table:table-cell>
          <table:table-cell office:value-type="float" office:value="0.772299" calcext:value-type="float">
            <text:p>0.772299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197" calcext:value-type="float">
            <text:p>76.61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1" calcext:value-type="float">
            <text:p>9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039" calcext:value-type="float">
            <text:p>0.062039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512" calcext:value-type="float">
            <text:p>6.22512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0.766714" calcext:value-type="float">
            <text:p>0.766714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8798" calcext:value-type="float">
            <text:p>76.8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1" calcext:value-type="float">
            <text:p>9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574" calcext:value-type="float">
            <text:p>0.062574</text:p>
          </table:table-cell>
          <table:table-cell office:value-type="float" office:value="0.124459" calcext:value-type="float">
            <text:p>0.124459</text:p>
          </table:table-cell>
          <table:table-cell office:value-type="float" office:value="0.008131" calcext:value-type="float">
            <text:p>0.008131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6.22625" calcext:value-type="float">
            <text:p>6.22625</text:p>
          </table:table-cell>
          <table:table-cell office:value-type="float" office:value="12.4355" calcext:value-type="float">
            <text:p>12.4355</text:p>
          </table:table-cell>
          <table:table-cell office:value-type="float" office:value="0.758882" calcext:value-type="float">
            <text:p>0.758882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7099" calcext:value-type="float">
            <text:p>76.70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731" calcext:value-type="float">
            <text:p>0.061731</text:p>
          </table:table-cell>
          <table:table-cell office:value-type="float" office:value="0.124461" calcext:value-type="float">
            <text:p>0.124461</text:p>
          </table:table-cell>
          <table:table-cell office:value-type="float" office:value="0.007974" calcext:value-type="float">
            <text:p>0.00797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6.22519" calcext:value-type="float">
            <text:p>6.22519</text:p>
          </table:table-cell>
          <table:table-cell office:value-type="float" office:value="12.4354" calcext:value-type="float">
            <text:p>12.4354</text:p>
          </table:table-cell>
          <table:table-cell office:value-type="float" office:value="0.76744" calcext:value-type="float">
            <text:p>0.76744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968" calcext:value-type="float">
            <text:p>76.9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673" calcext:value-type="float">
            <text:p>0.061673</text:p>
          </table:table-cell>
          <table:table-cell office:value-type="float" office:value="0.124509" calcext:value-type="float">
            <text:p>0.124509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6.20814" calcext:value-type="float">
            <text:p>6.20814</text:p>
          </table:table-cell>
          <table:table-cell office:value-type="float" office:value="12.4334" calcext:value-type="float">
            <text:p>12.4334</text:p>
          </table:table-cell>
          <table:table-cell office:value-type="float" office:value="0.759796" calcext:value-type="float">
            <text:p>0.75979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5886" calcext:value-type="float">
            <text:p>76.58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4" calcext:value-type="float">
            <text:p>8.4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752" calcext:value-type="float">
            <text:p>0.061752</text:p>
          </table:table-cell>
          <table:table-cell office:value-type="float" office:value="0.124459" calcext:value-type="float">
            <text:p>0.12445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073" calcext:value-type="float">
            <text:p>6.20073</text:p>
          </table:table-cell>
          <table:table-cell office:value-type="float" office:value="12.4339" calcext:value-type="float">
            <text:p>12.4339</text:p>
          </table:table-cell>
          <table:table-cell office:value-type="float" office:value="0.767486" calcext:value-type="float">
            <text:p>0.767486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4759" calcext:value-type="float">
            <text:p>76.47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543" calcext:value-type="float">
            <text:p>0.062543</text:p>
          </table:table-cell>
          <table:table-cell office:value-type="float" office:value="0.12446" calcext:value-type="float">
            <text:p>0.1244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444" calcext:value-type="float">
            <text:p>6.22444</text:p>
          </table:table-cell>
          <table:table-cell office:value-type="float" office:value="12.4335" calcext:value-type="float">
            <text:p>12.4335</text:p>
          </table:table-cell>
          <table:table-cell office:value-type="float" office:value="0.767222" calcext:value-type="float">
            <text:p>0.767222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6064" calcext:value-type="float">
            <text:p>76.60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office:value-type="float" office:value="0.000004" calcext:value-type="float">
            <text:p>4.00E-06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049" calcext:value-type="float">
            <text:p>0.062049</text:p>
          </table:table-cell>
          <table:table-cell office:value-type="float" office:value="0.124456" calcext:value-type="float">
            <text:p>0.124456</text:p>
          </table:table-cell>
          <table:table-cell office:value-type="float" office:value="0.007858" calcext:value-type="float">
            <text:p>0.00785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343" calcext:value-type="float">
            <text:p>6.22343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78337" calcext:value-type="float">
            <text:p>0.778337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7.159" calcext:value-type="float">
            <text:p>77.1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599" calcext:value-type="float">
            <text:p>0.061599</text:p>
          </table:table-cell>
          <table:table-cell office:value-type="float" office:value="0.124601" calcext:value-type="float">
            <text:p>0.124601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2035" calcext:value-type="float">
            <text:p>6.22035</text:p>
          </table:table-cell>
          <table:table-cell office:value-type="float" office:value="12.4349" calcext:value-type="float">
            <text:p>12.4349</text:p>
          </table:table-cell>
          <table:table-cell office:value-type="float" office:value="0.776517" calcext:value-type="float">
            <text:p>0.776517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7858" calcext:value-type="float">
            <text:p>76.78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5" calcext:value-type="float">
            <text:p>9.5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091" calcext:value-type="float">
            <text:p>0.062091</text:p>
          </table:table-cell>
          <table:table-cell office:value-type="float" office:value="0.124462" calcext:value-type="float">
            <text:p>0.124462</text:p>
          </table:table-cell>
          <table:table-cell office:value-type="float" office:value="0.008125" calcext:value-type="float">
            <text:p>0.008125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2117" calcext:value-type="float">
            <text:p>6.22117</text:p>
          </table:table-cell>
          <table:table-cell office:value-type="float" office:value="12.4339" calcext:value-type="float">
            <text:p>12.4339</text:p>
          </table:table-cell>
          <table:table-cell office:value-type="float" office:value="0.77009" calcext:value-type="float">
            <text:p>0.77009</text:p>
          </table:table-cell>
          <table:table-cell office:value-type="float" office:value="0.003922" calcext:value-type="float">
            <text:p>0.003922</text:p>
          </table:table-cell>
          <table:table-cell table:number-columns-repeated="2"/>
          <table:table-cell office:value-type="float" office:value="77.008" calcext:value-type="float">
            <text:p>77.0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1292" calcext:value-type="float">
            <text:p>0.001292</text:p>
          </table:table-cell>
          <table:table-cell table:style-name="Default" office:value-type="float" office:value="0.000104" calcext:value-type="float">
            <text:p>0.000104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1704" calcext:value-type="float">
            <text:p>0.061704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007451" calcext:value-type="float">
            <text:p>0.00745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723" calcext:value-type="float">
            <text:p>6.20723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68977" calcext:value-type="float">
            <text:p>0.768977</text:p>
          </table:table-cell>
          <table:table-cell office:value-type="float" office:value="0.003889" calcext:value-type="float">
            <text:p>0.003889</text:p>
          </table:table-cell>
          <table:table-cell table:number-columns-repeated="2"/>
          <table:table-cell office:value-type="float" office:value="76.751" calcext:value-type="float">
            <text:p>76.7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396" calcext:value-type="float">
            <text:p>0.061396</text:p>
          </table:table-cell>
          <table:table-cell office:value-type="float" office:value="0.124515" calcext:value-type="float">
            <text:p>0.124515</text:p>
          </table:table-cell>
          <table:table-cell office:value-type="float" office:value="0.007689" calcext:value-type="float">
            <text:p>0.00768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534" calcext:value-type="float">
            <text:p>6.21534</text:p>
          </table:table-cell>
          <table:table-cell office:value-type="float" office:value="12.4344" calcext:value-type="float">
            <text:p>12.4344</text:p>
          </table:table-cell>
          <table:table-cell office:value-type="float" office:value="0.759446" calcext:value-type="float">
            <text:p>0.759446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6224" calcext:value-type="float">
            <text:p>76.62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76" calcext:value-type="float">
            <text:p>7.6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943" calcext:value-type="float">
            <text:p>0.061943</text:p>
          </table:table-cell>
          <table:table-cell office:value-type="float" office:value="0.124558" calcext:value-type="float">
            <text:p>0.124558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05" calcext:value-type="float">
            <text:p>6.205</text:p>
          </table:table-cell>
          <table:table-cell office:value-type="float" office:value="12.4342" calcext:value-type="float">
            <text:p>12.4342</text:p>
          </table:table-cell>
          <table:table-cell office:value-type="float" office:value="0.764722" calcext:value-type="float">
            <text:p>0.764722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7.0705" calcext:value-type="float">
            <text:p>77.07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1" calcext:value-type="float">
            <text:p>8.1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242" calcext:value-type="float">
            <text:p>0.062242</text:p>
          </table:table-cell>
          <table:table-cell office:value-type="float" office:value="0.124541" calcext:value-type="float">
            <text:p>0.124541</text:p>
          </table:table-cell>
          <table:table-cell office:value-type="float" office:value="0.008165" calcext:value-type="float">
            <text:p>0.00816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278" calcext:value-type="float">
            <text:p>6.21278</text:p>
          </table:table-cell>
          <table:table-cell office:value-type="float" office:value="12.438" calcext:value-type="float">
            <text:p>12.438</text:p>
          </table:table-cell>
          <table:table-cell office:value-type="float" office:value="0.772703" calcext:value-type="float">
            <text:p>0.772703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7.054" calcext:value-type="float">
            <text:p>77.0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" calcext:value-type="float">
            <text:p>9.0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419" calcext:value-type="float">
            <text:p>0.062419</text:p>
          </table:table-cell>
          <table:table-cell office:value-type="float" office:value="0.124508" calcext:value-type="float">
            <text:p>0.12450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336" calcext:value-type="float">
            <text:p>6.22336</text:p>
          </table:table-cell>
          <table:table-cell office:value-type="float" office:value="12.434" calcext:value-type="float">
            <text:p>12.434</text:p>
          </table:table-cell>
          <table:table-cell office:value-type="float" office:value="0.761511" calcext:value-type="float">
            <text:p>0.761511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6084" calcext:value-type="float">
            <text:p>76.60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3" calcext:value-type="float">
            <text:p>9.3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1316" calcext:value-type="float">
            <text:p>0.061316</text:p>
          </table:table-cell>
          <table:table-cell office:value-type="float" office:value="0.124607" calcext:value-type="float">
            <text:p>0.124607</text:p>
          </table:table-cell>
          <table:table-cell office:value-type="float" office:value="0.007774" calcext:value-type="float">
            <text:p>0.00777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373" calcext:value-type="float">
            <text:p>6.23373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0.77067" calcext:value-type="float">
            <text:p>0.77067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6731" calcext:value-type="float">
            <text:p>76.67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3" calcext:value-type="float">
            <text:p>8.3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246" calcext:value-type="float">
            <text:p>0.062246</text:p>
          </table:table-cell>
          <table:table-cell office:value-type="float" office:value="0.124518" calcext:value-type="float">
            <text:p>0.124518</text:p>
          </table:table-cell>
          <table:table-cell office:value-type="float" office:value="0.007857" calcext:value-type="float">
            <text:p>0.007857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272" calcext:value-type="float">
            <text:p>6.2272</text:p>
          </table:table-cell>
          <table:table-cell office:value-type="float" office:value="12.4348" calcext:value-type="float">
            <text:p>12.4348</text:p>
          </table:table-cell>
          <table:table-cell office:value-type="float" office:value="0.773586" calcext:value-type="float">
            <text:p>0.773586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6346" calcext:value-type="float">
            <text:p>76.63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029" calcext:value-type="float">
            <text:p>0.062029</text:p>
          </table:table-cell>
          <table:table-cell office:value-type="float" office:value="0.124516" calcext:value-type="float">
            <text:p>0.124516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403" calcext:value-type="float">
            <text:p>6.21403</text:p>
          </table:table-cell>
          <table:table-cell office:value-type="float" office:value="12.435" calcext:value-type="float">
            <text:p>12.435</text:p>
          </table:table-cell>
          <table:table-cell office:value-type="float" office:value="0.761854" calcext:value-type="float">
            <text:p>0.761854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7973" calcext:value-type="float">
            <text:p>76.797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3" calcext:value-type="float">
            <text:p>8.3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604" calcext:value-type="float">
            <text:p>0.061604</text:p>
          </table:table-cell>
          <table:table-cell office:value-type="float" office:value="0.124514" calcext:value-type="float">
            <text:p>0.124514</text:p>
          </table:table-cell>
          <table:table-cell office:value-type="float" office:value="0.007906" calcext:value-type="float">
            <text:p>0.00790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679" calcext:value-type="float">
            <text:p>6.23679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62776" calcext:value-type="float">
            <text:p>0.76277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8709" calcext:value-type="float">
            <text:p>76.87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9" calcext:value-type="float">
            <text:p>9.9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2369" calcext:value-type="float">
            <text:p>0.062369</text:p>
          </table:table-cell>
          <table:table-cell office:value-type="float" office:value="0.12452" calcext:value-type="float">
            <text:p>0.12452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375" calcext:value-type="float">
            <text:p>6.23375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0.766915" calcext:value-type="float">
            <text:p>0.766915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8225" calcext:value-type="float">
            <text:p>76.82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0097" calcext:value-type="float">
            <text:p>9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929" calcext:value-type="float">
            <text:p>0.061929</text:p>
          </table:table-cell>
          <table:table-cell office:value-type="float" office:value="0.124487" calcext:value-type="float">
            <text:p>0.124487</text:p>
          </table:table-cell>
          <table:table-cell office:value-type="float" office:value="0.007794" calcext:value-type="float">
            <text:p>0.00779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904" calcext:value-type="float">
            <text:p>6.22904</text:p>
          </table:table-cell>
          <table:table-cell office:value-type="float" office:value="12.4332" calcext:value-type="float">
            <text:p>12.4332</text:p>
          </table:table-cell>
          <table:table-cell office:value-type="float" office:value="0.766882" calcext:value-type="float">
            <text:p>0.766882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6878" calcext:value-type="float">
            <text:p>76.68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0.000001" calcext:value-type="float">
            <text:p>1.00E-0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4" calcext:value-type="float">
            <text:p>8.4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723" calcext:value-type="float">
            <text:p>0.062723</text:p>
          </table:table-cell>
          <table:table-cell office:value-type="float" office:value="0.124482" calcext:value-type="float">
            <text:p>0.124482</text:p>
          </table:table-cell>
          <table:table-cell office:value-type="float" office:value="0.008051" calcext:value-type="float">
            <text:p>0.00805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4554" calcext:value-type="float">
            <text:p>6.24554</text:p>
          </table:table-cell>
          <table:table-cell office:value-type="float" office:value="12.4341" calcext:value-type="float">
            <text:p>12.4341</text:p>
          </table:table-cell>
          <table:table-cell office:value-type="float" office:value="0.768943" calcext:value-type="float">
            <text:p>0.768943</text:p>
          </table:table-cell>
          <table:table-cell office:value-type="float" office:value="0.003923" calcext:value-type="float">
            <text:p>0.003923</text:p>
          </table:table-cell>
          <table:table-cell table:number-columns-repeated="2"/>
          <table:table-cell office:value-type="float" office:value="77.0916" calcext:value-type="float">
            <text:p>77.09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8" calcext:value-type="float">
            <text:p>9.8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319" calcext:value-type="float">
            <text:p>0.062319</text:p>
          </table:table-cell>
          <table:table-cell office:value-type="float" office:value="0.124471" calcext:value-type="float">
            <text:p>0.124471</text:p>
          </table:table-cell>
          <table:table-cell office:value-type="float" office:value="0.008306" calcext:value-type="float">
            <text:p>0.00830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19447" calcext:value-type="float">
            <text:p>6.19447</text:p>
          </table:table-cell>
          <table:table-cell office:value-type="float" office:value="12.4352" calcext:value-type="float">
            <text:p>12.4352</text:p>
          </table:table-cell>
          <table:table-cell office:value-type="float" office:value="0.772402" calcext:value-type="float">
            <text:p>0.772402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5903" calcext:value-type="float">
            <text:p>76.59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4" calcext:value-type="float">
            <text:p>4.00E-05</text:p>
          </table:table-cell>
          <table:table-cell office:value-type="float" office:value="0.061551" calcext:value-type="float">
            <text:p>0.061551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07619" calcext:value-type="float">
            <text:p>0.00761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0268" calcext:value-type="float">
            <text:p>6.20268</text:p>
          </table:table-cell>
          <table:table-cell office:value-type="float" office:value="12.4336" calcext:value-type="float">
            <text:p>12.4336</text:p>
          </table:table-cell>
          <table:table-cell office:value-type="float" office:value="0.765364" calcext:value-type="float">
            <text:p>0.765364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7.0461" calcext:value-type="float">
            <text:p>77.04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2" calcext:value-type="float">
            <text:p>8.2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443" calcext:value-type="float">
            <text:p>0.062443</text:p>
          </table:table-cell>
          <table:table-cell office:value-type="float" office:value="0.124467" calcext:value-type="float">
            <text:p>0.124467</text:p>
          </table:table-cell>
          <table:table-cell office:value-type="float" office:value="0.007888" calcext:value-type="float">
            <text:p>0.007888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1898" calcext:value-type="float">
            <text:p>6.1898</text:p>
          </table:table-cell>
          <table:table-cell office:value-type="float" office:value="12.4334" calcext:value-type="float">
            <text:p>12.4334</text:p>
          </table:table-cell>
          <table:table-cell office:value-type="float" office:value="0.768887" calcext:value-type="float">
            <text:p>0.768887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6021" calcext:value-type="float">
            <text:p>76.60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93" calcext:value-type="float">
            <text:p>9.3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602" calcext:value-type="float">
            <text:p>0.062602</text:p>
          </table:table-cell>
          <table:table-cell office:value-type="float" office:value="0.124572" calcext:value-type="float">
            <text:p>0.124572</text:p>
          </table:table-cell>
          <table:table-cell office:value-type="float" office:value="0.007786" calcext:value-type="float">
            <text:p>0.007786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6.22683" calcext:value-type="float">
            <text:p>6.22683</text:p>
          </table:table-cell>
          <table:table-cell office:value-type="float" office:value="12.4334" calcext:value-type="float">
            <text:p>12.4334</text:p>
          </table:table-cell>
          <table:table-cell office:value-type="float" office:value="0.764345" calcext:value-type="float">
            <text:p>0.764345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2454" calcext:value-type="float">
            <text:p>76.24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629" calcext:value-type="float">
            <text:p>0.061629</text:p>
          </table:table-cell>
          <table:table-cell office:value-type="float" office:value="0.124467" calcext:value-type="float">
            <text:p>0.124467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143" calcext:value-type="float">
            <text:p>6.22143</text:p>
          </table:table-cell>
          <table:table-cell office:value-type="float" office:value="12.4337" calcext:value-type="float">
            <text:p>12.4337</text:p>
          </table:table-cell>
          <table:table-cell office:value-type="float" office:value="0.765364" calcext:value-type="float">
            <text:p>0.765364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2288" calcext:value-type="float">
            <text:p>76.22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045" calcext:value-type="float">
            <text:p>0.062045</text:p>
          </table:table-cell>
          <table:table-cell office:value-type="float" office:value="0.124465" calcext:value-type="float">
            <text:p>0.124465</text:p>
          </table:table-cell>
          <table:table-cell office:value-type="float" office:value="0.008002" calcext:value-type="float">
            <text:p>0.008002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0918" calcext:value-type="float">
            <text:p>6.20918</text:p>
          </table:table-cell>
          <table:table-cell office:value-type="float" office:value="12.4351" calcext:value-type="float">
            <text:p>12.4351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995" calcext:value-type="float">
            <text:p>76.9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1291" calcext:value-type="float">
            <text:p>0.001291</text:p>
          </table:table-cell>
          <table:table-cell table:style-name="Default" office:value-type="float" office:value="0.0001" calcext:value-type="float">
            <text:p>0.0001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505" calcext:value-type="float">
            <text:p>0.061505</text:p>
          </table:table-cell>
          <table:table-cell office:value-type="float" office:value="0.124472" calcext:value-type="float">
            <text:p>0.124472</text:p>
          </table:table-cell>
          <table:table-cell office:value-type="float" office:value="0.007717" calcext:value-type="float">
            <text:p>0.007717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6.2209" calcext:value-type="float">
            <text:p>6.2209</text:p>
          </table:table-cell>
          <table:table-cell office:value-type="float" office:value="12.4333" calcext:value-type="float">
            <text:p>12.4333</text:p>
          </table:table-cell>
          <table:table-cell office:value-type="float" office:value="0.775846" calcext:value-type="float">
            <text:p>0.775846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76.7007" calcext:value-type="float">
            <text:p>76.70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26" calcext:value-type="float">
            <text:p>0.000626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.000092" calcext:value-type="float">
            <text:p>9.2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513" calcext:value-type="float">
            <text:p>0.061513</text:p>
          </table:table-cell>
          <table:table-cell office:value-type="float" office:value="0.124481" calcext:value-type="float">
            <text:p>0.124481</text:p>
          </table:table-cell>
          <table:table-cell office:value-type="float" office:value="0.007999" calcext:value-type="float">
            <text:p>0.007999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6.22807" calcext:value-type="float">
            <text:p>6.22807</text:p>
          </table:table-cell>
          <table:table-cell office:value-type="float" office:value="12.4336" calcext:value-type="float">
            <text:p>12.4336</text:p>
          </table:table-cell>
          <table:table-cell office:value-type="float" office:value="0.76431" calcext:value-type="float">
            <text:p>0.76431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8684" calcext:value-type="float">
            <text:p>76.86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087" calcext:value-type="float">
            <text:p>8.7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781" calcext:value-type="float">
            <text:p>0.062781</text:p>
          </table:table-cell>
          <table:table-cell office:value-type="float" office:value="0.12446" calcext:value-type="float">
            <text:p>0.12446</text:p>
          </table:table-cell>
          <table:table-cell office:value-type="float" office:value="0.007934" calcext:value-type="float">
            <text:p>0.00793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454" calcext:value-type="float">
            <text:p>6.22454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67576" calcext:value-type="float">
            <text:p>0.767576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6.5466" calcext:value-type="float">
            <text:p>76.54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96" calcext:value-type="float">
            <text:p>9.6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904" calcext:value-type="float">
            <text:p>0.061904</text:p>
          </table:table-cell>
          <table:table-cell office:value-type="float" office:value="0.124521" calcext:value-type="float">
            <text:p>0.124521</text:p>
          </table:table-cell>
          <table:table-cell office:value-type="float" office:value="0.007885" calcext:value-type="float">
            <text:p>0.00788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1575" calcext:value-type="float">
            <text:p>6.21575</text:p>
          </table:table-cell>
          <table:table-cell office:value-type="float" office:value="12.434" calcext:value-type="float">
            <text:p>12.434</text:p>
          </table:table-cell>
          <table:table-cell office:value-type="float" office:value="0.774953" calcext:value-type="float">
            <text:p>0.774953</text:p>
          </table:table-cell>
          <table:table-cell office:value-type="float" office:value="0.003892" calcext:value-type="float">
            <text:p>0.003892</text:p>
          </table:table-cell>
          <table:table-cell table:number-columns-repeated="2"/>
          <table:table-cell office:value-type="float" office:value="76.7404" calcext:value-type="float">
            <text:p>76.74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0099" calcext:value-type="float">
            <text:p>9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189" calcext:value-type="float">
            <text:p>0.062189</text:p>
          </table:table-cell>
          <table:table-cell office:value-type="float" office:value="0.12447" calcext:value-type="float">
            <text:p>0.12447</text:p>
          </table:table-cell>
          <table:table-cell office:value-type="float" office:value="0.007871" calcext:value-type="float">
            <text:p>0.00787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4096" calcext:value-type="float">
            <text:p>6.24096</text:p>
          </table:table-cell>
          <table:table-cell office:value-type="float" office:value="12.4352" calcext:value-type="float">
            <text:p>12.4352</text:p>
          </table:table-cell>
          <table:table-cell office:value-type="float" office:value="0.767721" calcext:value-type="float">
            <text:p>0.767721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77.015" calcext:value-type="float">
            <text:p>77.0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4" calcext:value-type="float">
            <text:p>4.00E-06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1294" calcext:value-type="float">
            <text:p>0.001294</text:p>
          </table:table-cell>
          <table:table-cell office:value-type="float" office:value="0.000089" calcext:value-type="float">
            <text:p>8.9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2505" calcext:value-type="float">
            <text:p>0.062505</text:p>
          </table:table-cell>
          <table:table-cell office:value-type="float" office:value="0.124457" calcext:value-type="float">
            <text:p>0.124457</text:p>
          </table:table-cell>
          <table:table-cell office:value-type="float" office:value="0.008075" calcext:value-type="float">
            <text:p>0.008075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3479" calcext:value-type="float">
            <text:p>6.23479</text:p>
          </table:table-cell>
          <table:table-cell office:value-type="float" office:value="12.4339" calcext:value-type="float">
            <text:p>12.4339</text:p>
          </table:table-cell>
          <table:table-cell office:value-type="float" office:value="0.760414" calcext:value-type="float">
            <text:p>0.760414</text:p>
          </table:table-cell>
          <table:table-cell office:value-type="float" office:value="0.003889" calcext:value-type="float">
            <text:p>0.003889</text:p>
          </table:table-cell>
          <table:table-cell table:number-columns-repeated="2"/>
          <table:table-cell office:value-type="float" office:value="76.5539" calcext:value-type="float">
            <text:p>76.55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85" calcext:value-type="float">
            <text:p>8.50E-05</text:p>
          </table:table-cell>
          <table:table-cell office:value-type="float" office:value="0.000039" calcext:value-type="float">
            <text:p>3.90E-05</text:p>
          </table:table-cell>
          <table:table-cell office:value-type="float" office:value="0.061941" calcext:value-type="float">
            <text:p>0.061941</text:p>
          </table:table-cell>
          <table:table-cell office:value-type="float" office:value="0.124466" calcext:value-type="float">
            <text:p>0.124466</text:p>
          </table:table-cell>
          <table:table-cell office:value-type="float" office:value="0.008054" calcext:value-type="float">
            <text:p>0.008054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6.22755" calcext:value-type="float">
            <text:p>6.22755</text:p>
          </table:table-cell>
          <table:table-cell office:value-type="float" office:value="12.4338" calcext:value-type="float">
            <text:p>12.4338</text:p>
          </table:table-cell>
          <table:table-cell office:value-type="float" office:value="0.763095" calcext:value-type="float">
            <text:p>0.763095</text:p>
          </table:table-cell>
          <table:table-cell office:value-type="float" office:value="0.003891" calcext:value-type="float">
            <text:p>0.003891</text:p>
          </table:table-cell>
          <table:table-cell table:number-columns-repeated="2"/>
          <table:table-cell office:value-type="float" office:value="76.6402" calcext:value-type="float">
            <text:p>76.6402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MEAN</text:p>
          </table:table-cell>
          <table:table-cell table:style-name="ce1" table:formula="of:=AVERAGE([.B3:.B102])" office:value-type="float" office:value="0.00000063" calcext:value-type="float">
            <text:p>6.30E-07</text:p>
          </table:table-cell>
          <table:table-cell table:formula="of:=AVERAGE([.C3:.C102])" office:value-type="float" office:value="0.000000939999999999999" calcext:value-type="float">
            <text:p>9.40E-07</text:p>
          </table:table-cell>
          <table:table-cell table:formula="of:=AVERAGE([.D3:.D102])" office:value-type="float" office:value="0.000000889999999999998" calcext:value-type="float">
            <text:p>8.90E-07</text:p>
          </table:table-cell>
          <table:table-cell table:formula="of:=AVERAGE([.E3:.E102])" office:value-type="float" office:value="0.000000919999999999999" calcext:value-type="float">
            <text:p>9.20E-07</text:p>
          </table:table-cell>
          <table:table-cell table:formula="of:=AVERAGE([.F3:.F102])" office:value-type="float" office:value="0.00000434" calcext:value-type="float">
            <text:p>4.34E-06</text:p>
          </table:table-cell>
          <table:table-cell table:style-name="ce1" table:formula="of:=AVERAGE([.G3:.G102])" office:value-type="float" office:value="0.00063933" calcext:value-type="float">
            <text:p>6.39E-04</text:p>
          </table:table-cell>
          <table:table-cell table:style-name="ce1" table:formula="of:=AVERAGE([.H3:.H102])" office:value-type="float" office:value="0.00129994" calcext:value-type="float">
            <text:p>1.30E-03</text:p>
          </table:table-cell>
          <table:table-cell table:formula="of:=AVERAGE([.I3:.I102])" office:value-type="float" office:value="0.00008989" calcext:value-type="float">
            <text:p>8.99E-05</text:p>
          </table:table-cell>
          <table:table-cell table:formula="of:=AVERAGE([.J3:.J102])" office:value-type="float" office:value="0.00003948" calcext:value-type="float">
            <text:p>3.95E-05</text:p>
          </table:table-cell>
          <table:table-cell table:style-name="ce1" table:formula="of:=AVERAGE([.K3:.K102])" office:value-type="float" office:value="0.06213247" calcext:value-type="float">
            <text:p>6.21E-02</text:p>
          </table:table-cell>
          <table:table-cell table:style-name="ce1" table:formula="of:=AVERAGE([.L3:.L102])" office:value-type="float" office:value="0.12453285" calcext:value-type="float">
            <text:p>1.25E-01</text:p>
          </table:table-cell>
          <table:table-cell table:style-name="ce1" table:formula="of:=AVERAGE([.M3:.M102])" office:value-type="float" office:value="0.00783448" calcext:value-type="float">
            <text:p>7.83E-03</text:p>
          </table:table-cell>
          <table:table-cell table:style-name="ce1" table:formula="of:=AVERAGE([.N3:.N102])" office:value-type="float" office:value="0.00039092" calcext:value-type="float">
            <text:p>3.91E-04</text:p>
          </table:table-cell>
          <table:table-cell table:style-name="ce1" table:formula="of:=AVERAGE([.O3:.O102])" office:value-type="float" office:value="6.2214685" calcext:value-type="float">
            <text:p>6.22E+00</text:p>
          </table:table-cell>
          <table:table-cell table:style-name="ce1" table:formula="of:=AVERAGE([.P3:.P102])" office:value-type="float" office:value="12.434371" calcext:value-type="float">
            <text:p>1.24E+01</text:p>
          </table:table-cell>
          <table:table-cell table:style-name="ce1" table:formula="of:=AVERAGE([.Q3:.Q102])" office:value-type="float" office:value="0.76781141" calcext:value-type="float">
            <text:p>7.68E-01</text:p>
          </table:table-cell>
          <table:table-cell table:style-name="ce1" table:formula="of:=AVERAGE([.R3:.R102])" office:value-type="float" office:value="0.00389569" calcext:value-type="float">
            <text:p>3.90E-03</text:p>
          </table:table-cell>
          <table:table-cell table:number-columns-repeated="2" table:style-name="ce1" office:value-type="string" calcext:value-type="string">
            <text:p>&gt; 90 minutes</text:p>
          </table:table-cell>
          <table:table-cell table:style-name="ce1" table:formula="of:=AVERAGE([.U3:.U102])" office:value-type="float" office:value="76.750821" calcext:value-type="float">
            <text:p>7.68E+0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:.B102])" office:value-type="float" office:value="0.00000153514385862259" calcext:value-type="float">
            <text:p>1.53514385862259E-06</text:p>
          </table:table-cell>
          <table:table-cell table:style-name="Default" table:formula="of:=STDEV([.C3:.C102])" office:value-type="float" office:value="0.00000261626613417834" calcext:value-type="float">
            <text:p>2.61626613417834E-06</text:p>
          </table:table-cell>
          <table:table-cell table:style-name="Default" table:formula="of:=STDEV([.D3:.D102])" office:value-type="float" office:value="0.00000198425621512765" calcext:value-type="float">
            <text:p>1.98425621512765E-06</text:p>
          </table:table-cell>
          <table:table-cell table:style-name="Default" table:formula="of:=STDEV([.E3:.E102])" office:value-type="float" office:value="0.00000211144069729221" calcext:value-type="float">
            <text:p>2.11144069729221E-06</text:p>
          </table:table-cell>
          <table:table-cell table:style-name="Default" table:formula="of:=STDEV([.F3:.F102])" office:value-type="float" office:value="0.000000476095228569523" calcext:value-type="float">
            <text:p>4.76095228569523E-07</text:p>
          </table:table-cell>
          <table:table-cell table:formula="of:=STDEV([.G3:.G102])" office:value-type="float" office:value="0.0000182690636560467" calcext:value-type="float">
            <text:p>1.82690636560467E-05</text:p>
          </table:table-cell>
          <table:table-cell table:formula="of:=STDEV([.H3:.H102])" office:value-type="float" office:value="0.0000229196312132088" calcext:value-type="float">
            <text:p>2.29196312132088E-05</text:p>
          </table:table-cell>
          <table:table-cell table:style-name="Default" table:formula="of:=STDEV([.I3:.I102])" office:value-type="float" office:value="0.00000661173581633829" calcext:value-type="float">
            <text:p>6.61173581633829E-06</text:p>
          </table:table-cell>
          <table:table-cell table:style-name="Default" table:formula="of:=STDEV([.J3:.J102])" office:value-type="float" office:value="0.00000281223876452319" calcext:value-type="float">
            <text:p>2.81223876452319E-06</text:p>
          </table:table-cell>
          <table:table-cell table:formula="of:=STDEV([.K3:.K102])" office:value-type="float" office:value="0.000534803625906584" calcext:value-type="float">
            <text:p>0.000534803625907</text:p>
          </table:table-cell>
          <table:table-cell table:formula="of:=STDEV([.L3:.L102])" office:value-type="float" office:value="0.000323131313802293" calcext:value-type="float">
            <text:p>0.000323131313802</text:p>
          </table:table-cell>
          <table:table-cell table:formula="of:=STDEV([.M3:.M102])" office:value-type="float" office:value="0.000190757049990851" calcext:value-type="float">
            <text:p>0.000190757049991</text:p>
          </table:table-cell>
          <table:table-cell table:formula="of:=STDEV([.N3:.N102])" office:value-type="float" office:value="0.0000136179323249927" calcext:value-type="float">
            <text:p>1.36179323249927E-05</text:p>
          </table:table-cell>
          <table:table-cell table:formula="of:=STDEV([.O3:.O102])" office:value-type="float" office:value="0.0138361049706041" calcext:value-type="float">
            <text:p>0.013836104970604</text:p>
          </table:table-cell>
          <table:table-cell table:formula="of:=STDEV([.P3:.P102])" office:value-type="float" office:value="0.00128246093921264" calcext:value-type="float">
            <text:p>0.001282460939213</text:p>
          </table:table-cell>
          <table:table-cell table:formula="of:=STDEV([.Q3:.Q102])" office:value-type="float" office:value="0.00552634272197329" calcext:value-type="float">
            <text:p>0.005526342721973</text:p>
          </table:table-cell>
          <table:table-cell table:formula="of:=STDEV([.R3:.R102])" office:value-type="float" office:value="0.0000218866201459737" calcext:value-type="float">
            <text:p>2.18866201459737E-05</text:p>
          </table:table-cell>
          <table:table-cell table:number-columns-repeated="2" table:style-name="ce1" office:value-type="string" calcext:value-type="string">
            <text:p>&gt; 90 minutes</text:p>
          </table:table-cell>
          <table:table-cell table:formula="of:=STDEV([.U3:.U102])" office:value-type="float" office:value="0.20873982418554" calcext:value-type="float">
            <text:p>0.20873982418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44:27.136415103</meta:creation-date>
    <dc:date>2018-03-19T16:56:22.044274092</dc:date>
    <meta:editing-duration>PT11M55S</meta:editing-duration>
    <meta:editing-cycles>3</meta:editing-cycles>
    <meta:generator>LibreOffice/5.4.5.1$Linux_X86_64 LibreOffice_project/40m0$Build-1</meta:generator>
    <meta:document-statistic meta:table-count="1" meta:cell-count="1963" meta:object-count="0"/>
  </office:meta>
</office:document-meta>
</file>